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e9d3" officeooo:paragraph-rsid="0014e9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create user 'newuser'@'localhost' identified by 'password';</text:p>
      <text:p text:style-name="P1">Query OK, 0 rows affected (0.05 sec)</text:p>
      <text:p text:style-name="P1">2.GRANT ALL PRIVILEGES ON new.Order_details TO 'newuser'@'localhost';</text:p>
      <text:p text:style-name="P1">3.show grants for 'newuser'@'localhost';</text:p>
      <text:p text:style-name="P1">4.REVOKE DELETE ON new.Order_details FROM 'newuser'@'localhost';</text:p>
      <text:p text:style-name="P1">show grants for 'newuser'@'localhost'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0:23:49.503944027</meta:creation-date>
    <dc:date>2025-03-12T10:26:13.063230426</dc:date>
    <meta:editing-duration>PT2M24S</meta:editing-duration>
    <meta:editing-cycles>1</meta:editing-cycles>
    <meta:document-statistic meta:table-count="0" meta:image-count="0" meta:object-count="0" meta:page-count="1" meta:paragraph-count="6" meta:word-count="34" meta:character-count="308" meta:non-whitespace-character-count="280"/>
    <meta:generator>LibreOffice/7.3.7.2$Linux_X86_64 LibreOffice_project/30$Build-2</meta:generator>
  </office:meta>
</office:document-meta>
</file>